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Info.setGroup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Layou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setConfigurations( Map configur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UserInfo( String portalName , String layout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Info.ge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Port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